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rbeitstitel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lemens und La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RAGESTELLUNG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ensatz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ternativ-Method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1:44:37.570611845</meta:creation-date>
    <meta:editing-duration>PT1H25M20S</meta:editing-duration>
    <meta:editing-cycles>2</meta:editing-cycles>
    <meta:generator>LibreOffice/6.1.6.3$Linux_X86_64 LibreOffice_project/10$Build-3</meta:generator>
    <dc:title>Alizarin</dc:title>
    <dc:date>2019-06-04T13:21:14.546984610</dc:date>
    <meta:document-statistic meta:object-count="53"/>
  </office:meta>
</office:document-meta>
</file>